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6"/>
    <style:style style:name="gr1" style:family="graphic">
      <style:graphic-properties draw:fill-color="#f6f9d4" draw:textarea-horizontal-align="justify" draw:textarea-vertical-align="middle" draw:auto-grow-height="false" fo:min-height="2.816cm" fo:min-width="12.363cm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-color="#f6f9d4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¡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6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table table:name="single_10k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7000" calcext:value-type="float" table:number-columns-spanned="2" table:number-rows-spanned="1">
            <text:p>70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0672096725692458" calcext:value-type="float">
            <text:p>67,21E-0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0" calcext:value-type="float" table:number-columns-spanned="2" table:number-rows-spanned="1">
            <text:p>3000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0199492460760497" calcext:value-type="float">
            <text:p>1,99492460760497E-07</text:p>
          </table:table-cell>
          <table:table-cell table:formula="of:=[.C8]*[.$B$4]" office:value-type="float" office:value="5012720.762418" calcext:value-type="float">
            <text:p>5012720,762418</text:p>
          </table:table-cell>
          <table:table-cell table:formula="of:=[.$B$2]" office:value-type="float" office:value="30000000" calcext:value-type="float">
            <text:p>30,00E+06</text:p>
          </table:table-cell>
          <table:table-cell table:formula="of:=1/[.D7]" office:value-type="float" office:value="0.0000000333333333333333" calcext:value-type="float">
            <text:p>33,33E-09</text:p>
          </table:table-cell>
          <table:table-cell table:formula="of:=1/([.$E$1]-[.E7]+[.B7])" office:value-type="float" office:value="14842.117341156" calcext:value-type="float">
            <text:p>14842,117</text:p>
          </table:table-cell>
          <table:table-cell table:formula="of:=[.$B$3]/([.$B$3]+[.F7])*[.$B$5]" office:value-type="float" office:value="2.01271088584566" calcext:value-type="float">
            <text:p>2,013</text:p>
          </table:table-cell>
          <table:table-cell table:formula="of:=[.G7]-[.$G$7]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030921331417877" calcext:value-type="float">
            <text:p>3,0921331417877E-07</text:p>
          </table:table-cell>
          <table:table-cell table:formula="of:=[.C9]*[.$B$4]" office:value-type="float" office:value="3234013.39510838" calcext:value-type="float">
            <text:p>3234013,39510838</text:p>
          </table:table-cell>
          <table:table-cell table:formula="of:=[.D7]/[.$B$4]" office:value-type="float" office:value="19354838.7096774" calcext:value-type="float">
            <text:p>19,35E+06</text:p>
          </table:table-cell>
          <table:table-cell table:formula="of:=1/[.D8]" office:value-type="float" office:value="0.0000000516666666666667" calcext:value-type="float">
            <text:p>51,67E-09</text:p>
          </table:table-cell>
          <table:table-cell table:formula="of:=1/([.$E$1]-[.E8]+[.B8])" office:value-type="float" office:value="14822.0129954847" calcext:value-type="float">
            <text:p>14822,013</text:p>
          </table:table-cell>
          <table:table-cell table:formula="of:=[.$B$3]/([.$B$3]+[.F8])*[.$B$5]" office:value-type="float" office:value="2.01434106126265" calcext:value-type="float">
            <text:p>2,014</text:p>
          </table:table-cell>
          <table:table-cell table:formula="of:=[.G8]-[.$G$7]" office:value-type="float" office:value="0.00163017541699295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0479280636977094" calcext:value-type="float">
            <text:p>4,79280636977094E-07</text:p>
          </table:table-cell>
          <table:table-cell table:formula="of:=[.C10]*[.$B$4]" office:value-type="float" office:value="2086460.25490863" calcext:value-type="float">
            <text:p>2086460,25490863</text:p>
          </table:table-cell>
          <table:table-cell table:formula="of:=[.D8]/[.$B$4]" office:value-type="float" office:value="12486992.7159209" calcext:value-type="float">
            <text:p>12,49E+06</text:p>
          </table:table-cell>
          <table:table-cell table:formula="of:=1/[.D9]" office:value-type="float" office:value="0.0000000800833333333333" calcext:value-type="float">
            <text:p>80,08E-09</text:p>
          </table:table-cell>
          <table:table-cell table:formula="of:=1/([.$E$1]-[.E9]+[.B9])" office:value-type="float" office:value="14790.9586697734" calcext:value-type="float">
            <text:p>14790,959</text:p>
          </table:table-cell>
          <table:table-cell table:formula="of:=[.$B$3]/([.$B$3]+[.F9])*[.$B$5]" office:value-type="float" office:value="2.01686432001369" calcext:value-type="float">
            <text:p>2,017</text:p>
          </table:table-cell>
          <table:table-cell table:formula="of:=[.G9]-[.$G$7]" office:value-type="float" office:value="0.00415343416802561" calcext:value-type="float">
            <text:p>0,004</text:p>
          </table:table-cell>
          <table:table-cell table:formula="of:=[.H9]/[.H8]" office:value-type="float" office:value="2.5478449280551" calcext:value-type="float">
            <text:p>2,547844928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0742884987314495" calcext:value-type="float">
            <text:p>7,42884987314495E-07</text:p>
          </table:table-cell>
          <table:table-cell table:formula="of:=[.C11]*[.$B$4]" office:value-type="float" office:value="1346103.39026364" calcext:value-type="float">
            <text:p>1346103,39026364</text:p>
          </table:table-cell>
          <table:table-cell table:formula="of:=[.D9]/[.$B$4]" office:value-type="float" office:value="8056124.3328522" calcext:value-type="float">
            <text:p>8,06E+06</text:p>
          </table:table-cell>
          <table:table-cell table:formula="of:=1/[.D10]" office:value-type="float" office:value="0.000000124129166666667" calcext:value-type="float">
            <text:p>124,13E-09</text:p>
          </table:table-cell>
          <table:table-cell table:formula="of:=1/([.$E$1]-[.E10]+[.B10])" office:value-type="float" office:value="14743.0807957361" calcext:value-type="float">
            <text:p>14743,081</text:p>
          </table:table-cell>
          <table:table-cell table:formula="of:=[.$B$3]/([.$B$3]+[.F10])*[.$B$5]" office:value-type="float" office:value="2.02076695350792" calcext:value-type="float">
            <text:p>2,021</text:p>
          </table:table-cell>
          <table:table-cell table:formula="of:=[.G10]-[.$G$7]" office:value-type="float" office:value="0.00805606766226363" calcext:value-type="float">
            <text:p>0,008</text:p>
          </table:table-cell>
          <table:table-cell table:formula="of:=[.H10]/[.H9]" office:value-type="float" office:value="1.93961607102905" calcext:value-type="float">
            <text:p>1,93961607102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115147173033747" calcext:value-type="float">
            <text:p>1,15147173033747E-06</text:p>
          </table:table-cell>
          <table:table-cell table:formula="of:=[.C12]*[.$B$4]" office:value-type="float" office:value="868453.800170087" calcext:value-type="float">
            <text:p>868453,800170087</text:p>
          </table:table-cell>
          <table:table-cell table:formula="of:=[.D10]/[.$B$4]" office:value-type="float" office:value="5197499.56958207" calcext:value-type="float">
            <text:p>5,20E+06</text:p>
          </table:table-cell>
          <table:table-cell table:formula="of:=1/[.D11]" office:value-type="float" office:value="0.000000192400208333333" calcext:value-type="float">
            <text:p>192,40E-09</text:p>
          </table:table-cell>
          <table:table-cell table:formula="of:=1/([.$E$1]-[.E11]+[.B11])" office:value-type="float" office:value="14669.4795882026" calcext:value-type="float">
            <text:p>14669,480</text:p>
          </table:table-cell>
          <table:table-cell table:formula="of:=[.$B$3]/([.$B$3]+[.F11])*[.$B$5]" office:value-type="float" office:value="2.0267958965746" calcext:value-type="float">
            <text:p>2,027</text:p>
          </table:table-cell>
          <table:table-cell table:formula="of:=[.G11]-[.$G$7]" office:value-type="float" office:value="0.0140850107289414" calcext:value-type="float">
            <text:p>0,014</text:p>
          </table:table-cell>
          <table:table-cell table:formula="of:=[.H11]/[.H10]" office:value-type="float" office:value="1.7483729431567" calcext:value-type="float">
            <text:p>1,74837294315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0178478118202308" calcext:value-type="float">
            <text:p>1,78478118202308E-06</text:p>
          </table:table-cell>
          <table:table-cell table:formula="of:=[.C13]*[.$B$4]" office:value-type="float" office:value="560292.774303282" calcext:value-type="float">
            <text:p>560292,774303282</text:p>
          </table:table-cell>
          <table:table-cell table:formula="of:=[.D11]/[.$B$4]" office:value-type="float" office:value="3353225.52876262" calcext:value-type="float">
            <text:p>3,35E+06</text:p>
          </table:table-cell>
          <table:table-cell table:formula="of:=1/[.D12]" office:value-type="float" office:value="0.000000298220322916667" calcext:value-type="float">
            <text:p>298,22E-09</text:p>
          </table:table-cell>
          <table:table-cell table:formula="of:=1/([.$E$1]-[.E12]+[.B12])" office:value-type="float" office:value="14556.8388555533" calcext:value-type="float">
            <text:p>14556,839</text:p>
          </table:table-cell>
          <table:table-cell table:formula="of:=[.$B$3]/([.$B$3]+[.F12])*[.$B$5]" office:value-type="float" office:value="2.03609268660786" calcext:value-type="float">
            <text:p>2,036</text:p>
          </table:table-cell>
          <table:table-cell table:formula="of:=[.G12]-[.$G$7]" office:value-type="float" office:value="0.0233818007622042" calcext:value-type="float">
            <text:p>0,023</text:p>
          </table:table-cell>
          <table:table-cell table:formula="of:=[.H12]/[.H11]" office:value-type="float" office:value="1.66004848786945" calcext:value-type="float">
            <text:p>1,66004848786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0276641083213577" calcext:value-type="float">
            <text:p>2,76641083213577E-06</text:p>
          </table:table-cell>
          <table:table-cell table:formula="of:=[.C14]*[.$B$4]" office:value-type="float" office:value="361479.209227924" calcext:value-type="float">
            <text:p>361479,209227924</text:p>
          </table:table-cell>
          <table:table-cell table:formula="of:=[.D12]/[.$B$4]" office:value-type="float" office:value="2163371.30887911" calcext:value-type="float">
            <text:p>2,16E+06</text:p>
          </table:table-cell>
          <table:table-cell table:formula="of:=1/[.D13]" office:value-type="float" office:value="0.000000462241500520833" calcext:value-type="float">
            <text:p>462,24E-09</text:p>
          </table:table-cell>
          <table:table-cell table:formula="of:=1/([.$E$1]-[.E13]+[.B13])" office:value-type="float" office:value="14385.6241096008" calcext:value-type="float">
            <text:p>14385,624</text:p>
          </table:table-cell>
          <table:table-cell table:formula="of:=[.$B$3]/([.$B$3]+[.F13])*[.$B$5]" office:value-type="float" office:value="2.05038836714926" calcext:value-type="float">
            <text:p>2,050</text:p>
          </table:table-cell>
          <table:table-cell table:formula="of:=[.G13]-[.$G$7]" office:value-type="float" office:value="0.0376774813035996" calcext:value-type="float">
            <text:p>0,038</text:p>
          </table:table-cell>
          <table:table-cell table:formula="of:=[.H13]/[.H12]" office:value-type="float" office:value="1.61140203386318" calcext:value-type="float">
            <text:p>1,611402033863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0428793678981044" calcext:value-type="float">
            <text:p>4,28793678981044E-06</text:p>
          </table:table-cell>
          <table:table-cell table:formula="of:=[.C15]*[.$B$4]" office:value-type="float" office:value="233212.393050273" calcext:value-type="float">
            <text:p>233212,393050273</text:p>
          </table:table-cell>
          <table:table-cell table:formula="of:=[.D13]/[.$B$4]" office:value-type="float" office:value="1395723.4250833" calcext:value-type="float">
            <text:p>1,40E+06</text:p>
          </table:table-cell>
          <table:table-cell table:formula="of:=1/[.D14]" office:value-type="float" office:value="0.000000716474325807292" calcext:value-type="float">
            <text:p>716,47E-09</text:p>
          </table:table-cell>
          <table:table-cell table:formula="of:=1/([.$E$1]-[.E14]+[.B14])" office:value-type="float" office:value="14128.058267648" calcext:value-type="float">
            <text:p>14128,058</text:p>
          </table:table-cell>
          <table:table-cell table:formula="of:=[.$B$3]/([.$B$3]+[.F14])*[.$B$5]" office:value-type="float" office:value="2.07227616268825" calcext:value-type="float">
            <text:p>2,072</text:p>
          </table:table-cell>
          <table:table-cell table:formula="of:=[.G14]-[.$G$7]" office:value-type="float" office:value="0.0595652768425885" calcext:value-type="float">
            <text:p>0,060</text:p>
          </table:table-cell>
          <table:table-cell table:formula="of:=[.H14]/[.H13]" office:value-type="float" office:value="1.58092512507989" calcext:value-type="float">
            <text:p>1,580925125079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0664630202420618" calcext:value-type="float">
            <text:p>6,64630202420618E-06</text:p>
          </table:table-cell>
          <table:table-cell table:formula="of:=[.C16]*[.$B$4]" office:value-type="float" office:value="150459.608419531" calcext:value-type="float">
            <text:p>150459,608419531</text:p>
          </table:table-cell>
          <table:table-cell table:formula="of:=[.D14]/[.$B$4]" office:value-type="float" office:value="900466.725860192" calcext:value-type="float">
            <text:p>900,47E+03</text:p>
          </table:table-cell>
          <table:table-cell table:formula="of:=1/[.D15]" office:value-type="float" office:value="0.0000011105352050013" calcext:value-type="float">
            <text:p>1,11E-06</text:p>
          </table:table-cell>
          <table:table-cell table:formula="of:=1/([.$E$1]-[.E15]+[.B15])" office:value-type="float" office:value="13746.5662233496" calcext:value-type="float">
            <text:p>13746,566</text:p>
          </table:table-cell>
          <table:table-cell table:formula="of:=[.$B$3]/([.$B$3]+[.F15])*[.$B$5]" office:value-type="float" office:value="2.10556758100192" calcext:value-type="float">
            <text:p>2,106</text:p>
          </table:table-cell>
          <table:table-cell table:formula="of:=[.G15]-[.$G$7]" office:value-type="float" office:value="0.0928566951562568" calcext:value-type="float">
            <text:p>0,093</text:p>
          </table:table-cell>
          <table:table-cell table:formula="of:=[.H15]/[.H14]" office:value-type="float" office:value="1.5589064649468" calcext:value-type="float">
            <text:p>1,5589064649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103017681375196" calcext:value-type="float">
            <text:p>1,03017681375196E-05</text:p>
          </table:table-cell>
          <table:table-cell table:formula="of:=[.C17]*[.$B$4]" office:value-type="float" office:value="97070.715109375" calcext:value-type="float">
            <text:p>97070,715109375</text:p>
          </table:table-cell>
          <table:table-cell table:formula="of:=[.D15]/[.$B$4]" office:value-type="float" office:value="580946.274748511" calcext:value-type="float">
            <text:p>580,95E+03</text:p>
          </table:table-cell>
          <table:table-cell table:formula="of:=1/[.D16]" office:value-type="float" office:value="0.00000172132956775202" calcext:value-type="float">
            <text:p>1,72E-06</text:p>
          </table:table-cell>
          <table:table-cell table:formula="of:=1/([.$E$1]-[.E16]+[.B16])" office:value-type="float" office:value="13194.3334687267" calcext:value-type="float">
            <text:p>13194,333</text:p>
          </table:table-cell>
          <table:table-cell table:formula="of:=[.$B$3]/([.$B$3]+[.F16])*[.$B$5]" office:value-type="float" office:value="2.15569893687248" calcext:value-type="float">
            <text:p>2,156</text:p>
          </table:table-cell>
          <table:table-cell table:formula="of:=[.G16]-[.$G$7]" office:value-type="float" office:value="0.142988051026823" calcext:value-type="float">
            <text:p>0,143</text:p>
          </table:table-cell>
          <table:table-cell table:formula="of:=[.H16]/[.H15]" office:value-type="float" office:value="1.53987874311278" calcext:value-type="float">
            <text:p>1,539878743112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0159677406131553" calcext:value-type="float">
            <text:p>1,59677406131553E-05</text:p>
          </table:table-cell>
          <table:table-cell table:formula="of:=[.C18]*[.$B$4]" office:value-type="float" office:value="62626.2678125" calcext:value-type="float">
            <text:p>62626,2678125</text:p>
          </table:table-cell>
          <table:table-cell table:formula="of:=[.D16]/[.$B$4]" office:value-type="float" office:value="374804.048224846" calcext:value-type="float">
            <text:p>374,80E+03</text:p>
          </table:table-cell>
          <table:table-cell table:formula="of:=1/[.D17]" office:value-type="float" office:value="0.00000266806083001563" calcext:value-type="float">
            <text:p>2,67E-06</text:p>
          </table:table-cell>
          <table:table-cell table:formula="of:=1/([.$E$1]-[.E17]+[.B17])" office:value-type="float" office:value="12420.9172075195" calcext:value-type="float">
            <text:p>12420,917</text:p>
          </table:table-cell>
          <table:table-cell table:formula="of:=[.$B$3]/([.$B$3]+[.F17])*[.$B$5]" office:value-type="float" office:value="2.2300604180114" calcext:value-type="float">
            <text:p>2,230</text:p>
          </table:table-cell>
          <table:table-cell table:formula="of:=[.G17]-[.$G$7]" office:value-type="float" office:value="0.217349532165738" calcext:value-type="float">
            <text:p>0,217</text:p>
          </table:table-cell>
          <table:table-cell table:formula="of:=[.H17]/[.H16]" office:value-type="float" office:value="1.52005381292291" calcext:value-type="float">
            <text:p>1,520053812922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0247499979503908" calcext:value-type="float">
            <text:p>2,47499979503908E-05</text:p>
          </table:table-cell>
          <table:table-cell table:formula="of:=[.C19]*[.$B$4]" office:value-type="float" office:value="40404.04375" calcext:value-type="float">
            <text:p>40404,04375</text:p>
          </table:table-cell>
          <table:table-cell table:formula="of:=[.D17]/[.$B$4]" office:value-type="float" office:value="241809.063370868" calcext:value-type="float">
            <text:p>241,81E+03</text:p>
          </table:table-cell>
          <table:table-cell table:formula="of:=1/[.D18]" office:value-type="float" office:value="0.00000413549428652423" calcext:value-type="float">
            <text:p>4,14E-06</text:p>
          </table:table-cell>
          <table:table-cell table:formula="of:=1/([.$E$1]-[.E18]+[.B18])" office:value-type="float" office:value="11386.3863333678" calcext:value-type="float">
            <text:p>11386,386</text:p>
          </table:table-cell>
          <table:table-cell table:formula="of:=[.$B$3]/([.$B$3]+[.F18])*[.$B$5]" office:value-type="float" office:value="2.33793588222935" calcext:value-type="float">
            <text:p>2,338</text:p>
          </table:table-cell>
          <table:table-cell table:formula="of:=[.G18]-[.$G$7]" office:value-type="float" office:value="0.325224996383686" calcext:value-type="float">
            <text:p>0,325</text:p>
          </table:table-cell>
          <table:table-cell table:formula="of:=[.H18]/[.H17]" office:value-type="float" office:value="1.49632250478317" calcext:value-type="float">
            <text:p>1,4963225047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0383624968231057" calcext:value-type="float">
            <text:p>3,83624968231057E-05</text:p>
          </table:table-cell>
          <table:table-cell table:formula="of:=[.C20]*[.$B$4]" office:value-type="float" office:value="26067.125" calcext:value-type="float">
            <text:p>26067,125</text:p>
          </table:table-cell>
          <table:table-cell table:formula="of:=[.D18]/[.$B$4]" office:value-type="float" office:value="156005.847336044" calcext:value-type="float">
            <text:p>156,01E+03</text:p>
          </table:table-cell>
          <table:table-cell table:formula="of:=1/[.D19]" office:value-type="float" office:value="0.00000641001614411255" calcext:value-type="float">
            <text:p>6,41E-06</text:p>
          </table:table-cell>
          <table:table-cell table:formula="of:=1/([.$E$1]-[.E19]+[.B19])" office:value-type="float" office:value="10084.4925936273" calcext:value-type="float">
            <text:p>10084,493</text:p>
          </table:table-cell>
          <table:table-cell table:formula="of:=[.$B$3]/([.$B$3]+[.F19])*[.$B$5]" office:value-type="float" office:value="2.48948285683178" calcext:value-type="float">
            <text:p>2,489</text:p>
          </table:table-cell>
          <table:table-cell table:formula="of:=[.G19]-[.$G$7]" office:value-type="float" office:value="0.47677197098612" calcext:value-type="float">
            <text:p>0,477</text:p>
          </table:table-cell>
          <table:table-cell table:formula="of:=[.H19]/[.H18]" office:value-type="float" office:value="1.46597578995326" calcext:value-type="float">
            <text:p>1,465975789953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0594618700758139" calcext:value-type="float">
            <text:p>5,94618700758139E-05</text:p>
          </table:table-cell>
          <table:table-cell table:formula="of:=[.C21]*[.$B$4]" office:value-type="float" office:value="16817.5" calcext:value-type="float">
            <text:p>16817,5</text:p>
          </table:table-cell>
          <table:table-cell table:formula="of:=[.D19]/[.$B$4]" office:value-type="float" office:value="100648.93376519" calcext:value-type="float">
            <text:p>100,65E+03</text:p>
          </table:table-cell>
          <table:table-cell table:formula="of:=1/[.D20]" office:value-type="float" office:value="0.00000993552502337445" calcext:value-type="float">
            <text:p>9,94E-06</text:p>
          </table:table-cell>
          <table:table-cell table:formula="of:=1/([.$E$1]-[.E20]+[.B20])" office:value-type="float" office:value="8566.33642618143" calcext:value-type="float">
            <text:p>8566,336</text:p>
          </table:table-cell>
          <table:table-cell table:formula="of:=[.$B$3]/([.$B$3]+[.F20])*[.$B$5]" office:value-type="float" office:value="2.69304610518057" calcext:value-type="float">
            <text:p>2,693</text:p>
          </table:table-cell>
          <table:table-cell table:formula="of:=[.G20]-[.$G$7]" office:value-type="float" office:value="0.680335219334907" calcext:value-type="float">
            <text:p>0,680</text:p>
          </table:table-cell>
          <table:table-cell table:formula="of:=[.H20]/[.H19]" office:value-type="float" office:value="1.42696144223359" calcext:value-type="float">
            <text:p>1,426961442233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0921658986175115" calcext:value-type="float">
            <text:p>9,21658986175115E-05</text:p>
          </table:table-cell>
          <table:table-cell table:formula="of:=[.C22]*[.$B$4]" office:value-type="float" office:value="10850" calcext:value-type="float">
            <text:p>10850</text:p>
          </table:table-cell>
          <table:table-cell table:formula="of:=[.D20]/[.$B$4]" office:value-type="float" office:value="64934.7959775418" calcext:value-type="float">
            <text:p>64,93E+03</text:p>
          </table:table-cell>
          <table:table-cell table:formula="of:=1/[.D21]" office:value-type="float" office:value="0.0000154000637862304" calcext:value-type="float">
            <text:p>15,40E-06</text:p>
          </table:table-cell>
          <table:table-cell table:formula="of:=1/([.$E$1]-[.E21]+[.B21])" office:value-type="float" office:value="6945.62580854874" calcext:value-type="float">
            <text:p>6945,626</text:p>
          </table:table-cell>
          <table:table-cell table:formula="of:=[.$B$3]/([.$B$3]+[.F21])*[.$B$5]" office:value-type="float" office:value="2.95061395577235" calcext:value-type="float">
            <text:p>2,951</text:p>
          </table:table-cell>
          <table:table-cell table:formula="of:=[.G21]-[.$G$7]" office:value-type="float" office:value="0.937903069926688" calcext:value-type="float">
            <text:p>0,938</text:p>
          </table:table-cell>
          <table:table-cell table:formula="of:=[.H21]/[.H20]" office:value-type="float" office:value="1.37858961769402" calcext:value-type="float">
            <text:p>1,3785896176940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0142857142857143" calcext:value-type="float">
            <text:p>0,000142857142857</text:p>
          </table:table-cell>
          <table:table-cell table:style-name="ce7" table:formula="of:=[.B1]" office:value-type="float" office:value="7000" calcext:value-type="float">
            <text:p>7000</text:p>
          </table:table-cell>
          <table:table-cell table:formula="of:=[.D21]/[.$B$4]" office:value-type="float" office:value="41893.4167597044" calcext:value-type="float">
            <text:p>41,89E+03</text:p>
          </table:table-cell>
          <table:table-cell table:formula="of:=1/[.D22]" office:value-type="float" office:value="0.0000238700988686571" calcext:value-type="float">
            <text:p>23,87E-06</text:p>
          </table:table-cell>
          <table:table-cell table:formula="of:=1/([.$E$1]-[.E22]+[.B22])" office:value-type="float" office:value="5370.66398638637" calcext:value-type="float">
            <text:p>5370,664</text:p>
          </table:table-cell>
          <table:table-cell table:formula="of:=[.$B$3]/([.$B$3]+[.F22])*[.$B$5]" office:value-type="float" office:value="3.25294990797304" calcext:value-type="float">
            <text:p>3,253</text:p>
          </table:table-cell>
          <table:table-cell table:style-name="ce17" table:formula="of:=[.G22]-[.$G$7]" office:value-type="float" office:value="1.24023902212738" calcext:value-type="float">
            <text:p>1,240</text:p>
          </table:table-cell>
          <table:table-cell table:formula="of:=[.H22]/[.H21]" office:value-type="float" office:value="1.32235308945552" calcext:value-type="float">
            <text:p>1,322353089455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Default"/>
          <table:table-cell table:number-columns-repeated="9"/>
        </table:table-row>
      </table:table>
      <table:table table:name="dc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8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4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2"/>
          <table:covered-table-cell table:number-columns-repeated="2" table:style-name="ce23"/>
          <table:covered-table-cell table:number-columns-repeated="2"/>
          <table:covered-table-cell table:style-name="ce22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2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2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number-columns-repeated="2"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5" calcext:value-type="float">
            <text:p>3,315</text:p>
          </table:table-cell>
          <table:table-cell office:value-type="float" office:value="2.874" calcext:value-type="float">
            <text:p>2,874</text:p>
          </table:table-cell>
          <table:table-cell office:value-type="float" office:value="2.293" calcext:value-type="float">
            <text:p>2,293</text:p>
          </table:table-cell>
          <table:table-cell table:number-columns-repeated="2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22" calcext:value-type="float">
            <text:p>3,322</text:p>
          </table:table-cell>
          <table:table-cell office:value-type="float" office:value="2.88" calcext:value-type="float">
            <text:p>2,880</text:p>
          </table:table-cell>
          <table:table-cell office:value-type="float" office:value="2.298" calcext:value-type="float">
            <text:p>2,298</text:p>
          </table:table-cell>
          <table:table-cell table:number-columns-repeated="2"/>
          <table:table-cell table:formula="of:=([.B5]-[.B$4])*2" office:value-type="float" office:value="0.0140000000000002" calcext:value-type="float">
            <text:p>0,014</text:p>
          </table:table-cell>
          <table:table-cell table:formula="of:=([.C5]-[.C$4])*2" office:value-type="float" office:value="0.0119999999999996" calcext:value-type="float">
            <text:p>0,012</text:p>
          </table:table-cell>
          <table:table-cell table:formula="of:=([.D5]-[.D$4])*2" office:value-type="float" office:value="0.00999999999999979" calcext:value-type="float">
            <text:p>0,01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26" calcext:value-type="float">
            <text:p>3,326</text:p>
          </table:table-cell>
          <table:table-cell office:value-type="float" office:value="2.884" calcext:value-type="float">
            <text:p>2,884</text:p>
          </table:table-cell>
          <table:table-cell office:value-type="float" office:value="2.301" calcext:value-type="float">
            <text:p>2,301</text:p>
          </table:table-cell>
          <table:table-cell table:number-columns-repeated="2"/>
          <table:table-cell table:formula="of:=([.B6]-[.B$4])*2" office:value-type="float" office:value="0.0220000000000002" calcext:value-type="float">
            <text:p>0,022</text:p>
          </table:table-cell>
          <table:table-cell table:formula="of:=([.C6]-[.C$4])*2" office:value-type="float" office:value="0.0199999999999996" calcext:value-type="float">
            <text:p>0,020</text:p>
          </table:table-cell>
          <table:table-cell table:formula="of:=([.D6]-[.D$4])*2" office:value-type="float" office:value="0.016" calcext:value-type="float">
            <text:p>0,016</text:p>
          </table:table-cell>
          <table:table-cell table:number-columns-repeated="2"/>
          <table:table-cell table:formula="of:=[.G6]/[.G5]" office:value-type="float" office:value="1.57142857142856" calcext:value-type="float">
            <text:p>1,6</text:p>
          </table:table-cell>
          <table:table-cell table:formula="of:=[.H6]/[.H5]" office:value-type="float" office:value="1.66666666666669" calcext:value-type="float">
            <text:p>1,7</text:p>
          </table:table-cell>
          <table:table-cell table:formula="of:=[.I6]/[.I5]" office:value-type="float" office:value="1.60000000000004" calcext:value-type="float">
            <text:p>1,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1" calcext:value-type="float">
            <text:p>3,331</text:p>
          </table:table-cell>
          <table:table-cell office:value-type="float" office:value="2.888" calcext:value-type="float">
            <text:p>2,888</text:p>
          </table:table-cell>
          <table:table-cell office:value-type="float" office:value="2.305" calcext:value-type="float">
            <text:p>2,305</text:p>
          </table:table-cell>
          <table:table-cell table:number-columns-repeated="2"/>
          <table:table-cell table:formula="of:=([.B7]-[.B$4])*2" office:value-type="float" office:value="0.032" calcext:value-type="float">
            <text:p>0,032</text:p>
          </table:table-cell>
          <table:table-cell table:formula="of:=([.C7]-[.C$4])*2" office:value-type="float" office:value="0.0279999999999996" calcext:value-type="float">
            <text:p>0,028</text:p>
          </table:table-cell>
          <table:table-cell table:formula="of:=([.D7]-[.D$4])*2" office:value-type="float" office:value="0.024" calcext:value-type="float">
            <text:p>0,024</text:p>
          </table:table-cell>
          <table:table-cell table:number-columns-repeated="2"/>
          <table:table-cell table:formula="of:=[.G7]/[.G6]" office:value-type="float" office:value="1.45454545454544" calcext:value-type="float">
            <text:p>1,5</text:p>
          </table:table-cell>
          <table:table-cell table:formula="of:=[.H7]/[.H6]" office:value-type="float" office:value="1.40000000000001" calcext:value-type="float">
            <text:p>1,4</text:p>
          </table:table-cell>
          <table:table-cell table:formula="of:=[.I7]/[.I6]" office:value-type="float" office:value="1.5" calcext:value-type="float">
            <text:p>1,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" calcext:value-type="float">
            <text:p>3,337</text:p>
          </table:table-cell>
          <table:table-cell office:value-type="float" office:value="2.895" calcext:value-type="float">
            <text:p>2,895</text:p>
          </table:table-cell>
          <table:table-cell office:value-type="float" office:value="2.31" calcext:value-type="float">
            <text:p>2,310</text:p>
          </table:table-cell>
          <table:table-cell table:number-columns-repeated="2"/>
          <table:table-cell table:formula="of:=([.B8]-[.B$4])*2" office:value-type="float" office:value="0.0440000000000005" calcext:value-type="float">
            <text:p>0,044</text:p>
          </table:table-cell>
          <table:table-cell table:formula="of:=([.C8]-[.C$4])*2" office:value-type="float" office:value="0.0419999999999998" calcext:value-type="float">
            <text:p>0,042</text:p>
          </table:table-cell>
          <table:table-cell table:formula="of:=([.D8]-[.D$4])*2" office:value-type="float" office:value="0.0339999999999998" calcext:value-type="float">
            <text:p>0,034</text:p>
          </table:table-cell>
          <table:table-cell table:number-columns-repeated="2"/>
          <table:table-cell table:formula="of:=[.G8]/[.G7]" office:value-type="float" office:value="1.37500000000001" calcext:value-type="float">
            <text:p>1,4</text:p>
          </table:table-cell>
          <table:table-cell table:formula="of:=[.H8]/[.H7]" office:value-type="float" office:value="1.50000000000002" calcext:value-type="float">
            <text:p>1,5</text:p>
          </table:table-cell>
          <table:table-cell table:formula="of:=[.I8]/[.I7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46" calcext:value-type="float">
            <text:p>3,346</text:p>
          </table:table-cell>
          <table:table-cell office:value-type="float" office:value="2.902" calcext:value-type="float">
            <text:p>2,902</text:p>
          </table:table-cell>
          <table:table-cell office:value-type="float" office:value="2.317" calcext:value-type="float">
            <text:p>2,317</text:p>
          </table:table-cell>
          <table:table-cell table:number-columns-repeated="2"/>
          <table:table-cell table:formula="of:=([.B9]-[.B$4])*2" office:value-type="float" office:value="0.0620000000000003" calcext:value-type="float">
            <text:p>0,062</text:p>
          </table:table-cell>
          <table:table-cell table:formula="of:=([.C9]-[.C$4])*2" office:value-type="float" office:value="0.0560000000000001" calcext:value-type="float">
            <text:p>0,056</text:p>
          </table:table-cell>
          <table:table-cell table:formula="of:=([.D9]-[.D$4])*2" office:value-type="float" office:value="0.048" calcext:value-type="float">
            <text:p>0,048</text:p>
          </table:table-cell>
          <table:table-cell table:number-columns-repeated="2"/>
          <table:table-cell table:formula="of:=[.G9]/[.G8]" office:value-type="float" office:value="1.4090909090909" calcext:value-type="float">
            <text:p>1,4</text:p>
          </table:table-cell>
          <table:table-cell table:formula="of:=[.H9]/[.H8]" office:value-type="float" office:value="1.33333333333334" calcext:value-type="float">
            <text:p>1,3</text:p>
          </table:table-cell>
          <table:table-cell table:formula="of:=[.I9]/[.I8]" office:value-type="float" office:value="1.4117647058823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58" calcext:value-type="float">
            <text:p>3,358</text:p>
          </table:table-cell>
          <table:table-cell office:value-type="float" office:value="2.915" calcext:value-type="float">
            <text:p>2,915</text:p>
          </table:table-cell>
          <table:table-cell office:value-type="float" office:value="2.327" calcext:value-type="float">
            <text:p>2,327</text:p>
          </table:table-cell>
          <table:table-cell table:number-columns-repeated="2"/>
          <table:table-cell table:formula="of:=([.B10]-[.B$4])*2" office:value-type="float" office:value="0.0860000000000003" calcext:value-type="float">
            <text:p>0,086</text:p>
          </table:table-cell>
          <table:table-cell table:formula="of:=([.C10]-[.C$4])*2" office:value-type="float" office:value="0.0819999999999999" calcext:value-type="float">
            <text:p>0,082</text:p>
          </table:table-cell>
          <table:table-cell table:formula="of:=([.D10]-[.D$4])*2" office:value-type="float" office:value="0.0679999999999996" calcext:value-type="float">
            <text:p>0,068</text:p>
          </table:table-cell>
          <table:table-cell table:number-columns-repeated="2"/>
          <table:table-cell table:formula="of:=[.G10]/[.G9]" office:value-type="float" office:value="1.38709677419355" calcext:value-type="float">
            <text:p>1,4</text:p>
          </table:table-cell>
          <table:table-cell table:formula="of:=[.H10]/[.H9]" office:value-type="float" office:value="1.46428571428571" calcext:value-type="float">
            <text:p>1,5</text:p>
          </table:table-cell>
          <table:table-cell table:formula="of:=[.I10]/[.I9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73" calcext:value-type="float">
            <text:p>3,373</text:p>
          </table:table-cell>
          <table:table-cell office:value-type="float" office:value="2.929" calcext:value-type="float">
            <text:p>2,929</text:p>
          </table:table-cell>
          <table:table-cell office:value-type="float" office:value="2.339" calcext:value-type="float">
            <text:p>2,339</text:p>
          </table:table-cell>
          <table:table-cell table:number-columns-repeated="2"/>
          <table:table-cell table:formula="of:=([.B11]-[.B$4])*2" office:value-type="float" office:value="0.116000000000001" calcext:value-type="float">
            <text:p>0,116</text:p>
          </table:table-cell>
          <table:table-cell table:formula="of:=([.C11]-[.C$4])*2" office:value-type="float" office:value="0.11" calcext:value-type="float">
            <text:p>0,110</text:p>
          </table:table-cell>
          <table:table-cell table:formula="of:=([.D11]-[.D$4])*2" office:value-type="float" office:value="0.0919999999999996" calcext:value-type="float">
            <text:p>0,092</text:p>
          </table:table-cell>
          <table:table-cell table:number-columns-repeated="2"/>
          <table:table-cell table:formula="of:=[.G11]/[.G10]" office:value-type="float" office:value="1.34883720930233" calcext:value-type="float">
            <text:p>1,3</text:p>
          </table:table-cell>
          <table:table-cell table:formula="of:=[.H11]/[.H10]" office:value-type="float" office:value="1.34146341463415" calcext:value-type="float">
            <text:p>1,3</text:p>
          </table:table-cell>
          <table:table-cell table:formula="of:=[.I11]/[.I10]" office:value-type="float" office:value="1.352941176470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7" calcext:value-type="float">
            <text:p>3,397</text:p>
          </table:table-cell>
          <table:table-cell office:value-type="float" office:value="2.951" calcext:value-type="float">
            <text:p>2,951</text:p>
          </table:table-cell>
          <table:table-cell office:value-type="float" office:value="2.359" calcext:value-type="float">
            <text:p>2,359</text:p>
          </table:table-cell>
          <table:table-cell table:number-columns-repeated="2"/>
          <table:table-cell table:formula="of:=([.B12]-[.B$4])*2" office:value-type="float" office:value="0.164000000000001" calcext:value-type="float">
            <text:p>0,164</text:p>
          </table:table-cell>
          <table:table-cell table:formula="of:=([.C12]-[.C$4])*2" office:value-type="float" office:value="0.154" calcext:value-type="float">
            <text:p>0,154</text:p>
          </table:table-cell>
          <table:table-cell table:formula="of:=([.D12]-[.D$4])*2" office:value-type="float" office:value="0.132" calcext:value-type="float">
            <text:p>0,132</text:p>
          </table:table-cell>
          <table:table-cell table:number-columns-repeated="2"/>
          <table:table-cell table:formula="of:=[.G12]/[.G11]" office:value-type="float" office:value="1.41379310344827" calcext:value-type="float">
            <text:p>1,4</text:p>
          </table:table-cell>
          <table:table-cell table:formula="of:=[.H12]/[.H11]" office:value-type="float" office:value="1.4" calcext:value-type="float">
            <text:p>1,4</text:p>
          </table:table-cell>
          <table:table-cell table:formula="of:=[.I12]/[.I11]" office:value-type="float" office:value="1.43478260869565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24" calcext:value-type="float">
            <text:p>3,424</text:p>
          </table:table-cell>
          <table:table-cell office:value-type="float" office:value="2.977" calcext:value-type="float">
            <text:p>2,977</text:p>
          </table:table-cell>
          <table:table-cell office:value-type="float" office:value="2.381" calcext:value-type="float">
            <text:p>2,381</text:p>
          </table:table-cell>
          <table:table-cell table:number-columns-repeated="2"/>
          <table:table-cell table:formula="of:=([.B13]-[.B$4])*2" office:value-type="float" office:value="0.218" calcext:value-type="float">
            <text:p>0,218</text:p>
          </table:table-cell>
          <table:table-cell table:formula="of:=([.C13]-[.C$4])*2" office:value-type="float" office:value="0.206" calcext:value-type="float">
            <text:p>0,206</text:p>
          </table:table-cell>
          <table:table-cell table:formula="of:=([.D13]-[.D$4])*2" office:value-type="float" office:value="0.176" calcext:value-type="float">
            <text:p>0,176</text:p>
          </table:table-cell>
          <table:table-cell table:number-columns-repeated="2"/>
          <table:table-cell table:formula="of:=[.G13]/[.G12]" office:value-type="float" office:value="1.32926829268292" calcext:value-type="float">
            <text:p>1,3</text:p>
          </table:table-cell>
          <table:table-cell table:formula="of:=[.H13]/[.H12]" office:value-type="float" office:value="1.33766233766234" calcext:value-type="float">
            <text:p>1,3</text:p>
          </table:table-cell>
          <table:table-cell table:formula="of:=[.I13]/[.I12]" office:value-type="float" office:value="1.33333333333334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69" calcext:value-type="float">
            <text:p>3,469</text:p>
          </table:table-cell>
          <table:table-cell office:value-type="float" office:value="3.019" calcext:value-type="float">
            <text:p>3,019</text:p>
          </table:table-cell>
          <table:table-cell office:value-type="float" office:value="2.418" calcext:value-type="float">
            <text:p>2,418</text:p>
          </table:table-cell>
          <table:table-cell table:number-columns-repeated="2"/>
          <table:table-cell table:formula="of:=([.B14]-[.B$4])*2" office:value-type="float" office:value="0.308" calcext:value-type="float">
            <text:p>0,308</text:p>
          </table:table-cell>
          <table:table-cell table:formula="of:=([.C14]-[.C$4])*2" office:value-type="float" office:value="0.29" calcext:value-type="float">
            <text:p>0,290</text:p>
          </table:table-cell>
          <table:table-cell table:formula="of:=([.D14]-[.D$4])*2" office:value-type="float" office:value="0.25" calcext:value-type="float">
            <text:p>0,250</text:p>
          </table:table-cell>
          <table:table-cell table:number-columns-repeated="2"/>
          <table:table-cell table:formula="of:=[.G14]/[.G13]" office:value-type="float" office:value="1.41284403669725" calcext:value-type="float">
            <text:p>1,4</text:p>
          </table:table-cell>
          <table:table-cell table:formula="of:=[.H14]/[.H13]" office:value-type="float" office:value="1.40776699029127" calcext:value-type="float">
            <text:p>1,4</text:p>
          </table:table-cell>
          <table:table-cell table:formula="of:=[.I14]/[.I13]" office:value-type="float" office:value="1.42045454545454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21" calcext:value-type="float">
            <text:p>3,521</text:p>
          </table:table-cell>
          <table:table-cell office:value-type="float" office:value="3.0689" calcext:value-type="float">
            <text:p>3,069</text:p>
          </table:table-cell>
          <table:table-cell office:value-type="float" office:value="2.46" calcext:value-type="float">
            <text:p>2,460</text:p>
          </table:table-cell>
          <table:table-cell table:number-columns-repeated="2"/>
          <table:table-cell table:formula="of:=([.B15]-[.B$4])*2" office:value-type="float" office:value="0.412" calcext:value-type="float">
            <text:p>0,412</text:p>
          </table:table-cell>
          <table:table-cell table:formula="of:=([.C15]-[.C$4])*2" office:value-type="float" office:value="0.3898" calcext:value-type="float">
            <text:p>0,390</text:p>
          </table:table-cell>
          <table:table-cell table:formula="of:=([.D15]-[.D$4])*2" office:value-type="float" office:value="0.334" calcext:value-type="float">
            <text:p>0,334</text:p>
          </table:table-cell>
          <table:table-cell table:number-columns-repeated="2"/>
          <table:table-cell table:formula="of:=[.G15]/[.G14]" office:value-type="float" office:value="1.33766233766234" calcext:value-type="float">
            <text:p>1,3</text:p>
          </table:table-cell>
          <table:table-cell table:formula="of:=[.H15]/[.H14]" office:value-type="float" office:value="1.34413793103448" calcext:value-type="float">
            <text:p>1,3</text:p>
          </table:table-cell>
          <table:table-cell table:formula="of:=[.I15]/[.I14]" office:value-type="float" office:value="1.336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08" calcext:value-type="float">
            <text:p>3,608</text:p>
          </table:table-cell>
          <table:table-cell office:value-type="float" office:value="3.151" calcext:value-type="float">
            <text:p>3,151</text:p>
          </table:table-cell>
          <table:table-cell office:value-type="float" office:value="2.531" calcext:value-type="float">
            <text:p>2,531</text:p>
          </table:table-cell>
          <table:table-cell table:number-columns-repeated="2"/>
          <table:table-cell table:formula="of:=([.B16]-[.B$4])*2" office:value-type="float" office:value="0.586" calcext:value-type="float">
            <text:p>0,586</text:p>
          </table:table-cell>
          <table:table-cell table:formula="of:=([.C16]-[.C$4])*2" office:value-type="float" office:value="0.553999999999999" calcext:value-type="float">
            <text:p>0,554</text:p>
          </table:table-cell>
          <table:table-cell table:formula="of:=([.D16]-[.D$4])*2" office:value-type="float" office:value="0.476" calcext:value-type="float">
            <text:p>0,476</text:p>
          </table:table-cell>
          <table:table-cell table:number-columns-repeated="2"/>
          <table:table-cell table:formula="of:=[.G16]/[.G15]" office:value-type="float" office:value="1.42233009708738" calcext:value-type="float">
            <text:p>1,4</text:p>
          </table:table-cell>
          <table:table-cell table:formula="of:=[.H16]/[.H15]" office:value-type="float" office:value="1.42124166239097" calcext:value-type="float">
            <text:p>1,4</text:p>
          </table:table-cell>
          <table:table-cell table:formula="of:=[.I16]/[.I15]" office:value-type="float" office:value="1.4251497005988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7" calcext:value-type="float">
            <text:p>3,707</text:p>
          </table:table-cell>
          <table:table-cell office:value-type="float" office:value="3.245" calcext:value-type="float">
            <text:p>3,245</text:p>
          </table:table-cell>
          <table:table-cell office:value-type="float" office:value="2.611" calcext:value-type="float">
            <text:p>2,611</text:p>
          </table:table-cell>
          <table:table-cell table:number-columns-repeated="2"/>
          <table:table-cell table:formula="of:=([.B17]-[.B$4])*2" office:value-type="float" office:value="0.784" calcext:value-type="float">
            <text:p>0,784</text:p>
          </table:table-cell>
          <table:table-cell table:formula="of:=([.C17]-[.C$4])*2" office:value-type="float" office:value="0.742" calcext:value-type="float">
            <text:p>0,742</text:p>
          </table:table-cell>
          <table:table-cell table:formula="of:=([.D17]-[.D$4])*2" office:value-type="float" office:value="0.635999999999999" calcext:value-type="float">
            <text:p>0,636</text:p>
          </table:table-cell>
          <table:table-cell table:number-columns-repeated="2"/>
          <table:table-cell table:formula="of:=[.G17]/[.G16]" office:value-type="float" office:value="1.33788395904437" calcext:value-type="float">
            <text:p>1,3</text:p>
          </table:table-cell>
          <table:table-cell table:formula="of:=[.H17]/[.H16]" office:value-type="float" office:value="1.33935018050542" calcext:value-type="float">
            <text:p>1,3</text:p>
          </table:table-cell>
          <table:table-cell table:formula="of:=[.I17]/[.I16]" office:value-type="float" office:value="1.33613445378151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69" calcext:value-type="float">
            <text:p>3,869</text:p>
          </table:table-cell>
          <table:table-cell office:value-type="float" office:value="3.397" calcext:value-type="float">
            <text:p>3,397</text:p>
          </table:table-cell>
          <table:table-cell office:value-type="float" office:value="2.742" calcext:value-type="float">
            <text:p>2,742</text:p>
          </table:table-cell>
          <table:table-cell table:number-columns-repeated="2"/>
          <table:table-cell table:formula="of:=([.B18]-[.B$4])*2" office:value-type="float" office:value="1.108" calcext:value-type="float">
            <text:p>1,108</text:p>
          </table:table-cell>
          <table:table-cell table:formula="of:=([.C18]-[.C$4])*2" office:value-type="float" office:value="1.046" calcext:value-type="float">
            <text:p>1,046</text:p>
          </table:table-cell>
          <table:table-cell table:formula="of:=([.D18]-[.D$4])*2" office:value-type="float" office:value="0.898" calcext:value-type="float">
            <text:p>0,898</text:p>
          </table:table-cell>
          <table:table-cell table:number-columns-repeated="2"/>
          <table:table-cell table:formula="of:=[.G18]/[.G17]" office:value-type="float" office:value="1.41326530612245" calcext:value-type="float">
            <text:p>1,4</text:p>
          </table:table-cell>
          <table:table-cell table:formula="of:=[.H18]/[.H17]" office:value-type="float" office:value="1.40970350404313" calcext:value-type="float">
            <text:p>1,4</text:p>
          </table:table-cell>
          <table:table-cell table:formula="of:=[.I18]/[.I17]" office:value-type="float" office:value="1.411949685534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48" calcext:value-type="float">
            <text:p>4,048</text:p>
          </table:table-cell>
          <table:table-cell office:value-type="float" office:value="3.569" calcext:value-type="float">
            <text:p>3,569</text:p>
          </table:table-cell>
          <table:table-cell office:value-type="float" office:value="2.889" calcext:value-type="float">
            <text:p>2,889</text:p>
          </table:table-cell>
          <table:table-cell table:number-columns-repeated="2"/>
          <table:table-cell table:formula="of:=([.B19]-[.B$4])*2" office:value-type="float" office:value="1.466" calcext:value-type="float">
            <text:p>1,466</text:p>
          </table:table-cell>
          <table:table-cell table:formula="of:=([.C19]-[.C$4])*2" office:value-type="float" office:value="1.39" calcext:value-type="float">
            <text:p>1,390</text:p>
          </table:table-cell>
          <table:table-cell table:formula="of:=([.D19]-[.D$4])*2" office:value-type="float" office:value="1.192" calcext:value-type="float">
            <text:p>1,192</text:p>
          </table:table-cell>
          <table:table-cell table:number-columns-repeated="2"/>
          <table:table-cell table:formula="of:=[.G19]/[.G18]" office:value-type="float" office:value="1.32310469314079" calcext:value-type="float">
            <text:p>1,3</text:p>
          </table:table-cell>
          <table:table-cell table:formula="of:=[.H19]/[.H18]" office:value-type="float" office:value="1.32887189292543" calcext:value-type="float">
            <text:p>1,3</text:p>
          </table:table-cell>
          <table:table-cell table:formula="of:=[.I19]/[.I18]" office:value-type="float" office:value="1.32739420935412" calcext:value-type="float">
            <text:p>1,3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2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2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3" calcext:value-type="float">
            <text:p>3,093</text:p>
          </table:table-cell>
          <table:table-cell office:value-type="float" office:value="2.66" calcext:value-type="float">
            <text:p>2,660</text:p>
          </table:table-cell>
          <table:table-cell office:value-type="float" office:value="2.098" calcext:value-type="float">
            <text:p>2,098</text:p>
          </table:table-cell>
          <table:table-cell office:value-type="float" office:value="1.605" calcext:value-type="float">
            <text:p>1,605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style-name="ce1" table:formula="of:=([.E27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00</text:p>
          </table:table-cell>
          <table:table-cell office:value-type="float" office:value="2.665" calcext:value-type="float">
            <text:p>2,665</text:p>
          </table:table-cell>
          <table:table-cell office:value-type="float" office:value="2.103" calcext:value-type="float">
            <text:p>2,103</text:p>
          </table:table-cell>
          <table:table-cell office:value-type="float" office:value="1.61" calcext:value-type="float">
            <text:p>1,610</text:p>
          </table:table-cell>
          <table:table-cell/>
          <table:table-cell table:formula="of:=([.B28]-[.B$27])*2" office:value-type="float" office:value="0.0140000000000002" calcext:value-type="float">
            <text:p>0,014</text:p>
          </table:table-cell>
          <table:table-cell table:formula="of:=([.C28]-[.C$27])*2" office:value-type="float" office:value="0.00999999999999979" calcext:value-type="float">
            <text:p>0,010</text:p>
          </table:table-cell>
          <table:table-cell table:formula="of:=([.D28]-[.D$27])*2" office:value-type="float" office:value="0.0100000000000007" calcext:value-type="float">
            <text:p>0,010</text:p>
          </table:table-cell>
          <table:table-cell table:style-name="ce1" table:formula="of:=([.E28]-[.E$27])*2" office:value-type="float" office:value="0.00999999999999979" calcext:value-type="float">
            <text:p>0,01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04" calcext:value-type="float">
            <text:p>3,104</text:p>
          </table:table-cell>
          <table:table-cell office:value-type="float" office:value="2.669" calcext:value-type="float">
            <text:p>2,669</text:p>
          </table:table-cell>
          <table:table-cell office:value-type="float" office:value="2.107" calcext:value-type="float">
            <text:p>2,107</text:p>
          </table:table-cell>
          <table:table-cell office:value-type="float" office:value="1.613" calcext:value-type="float">
            <text:p>1,613</text:p>
          </table:table-cell>
          <table:table-cell/>
          <table:table-cell table:formula="of:=([.B29]-[.B$27])*2" office:value-type="float" office:value="0.0220000000000002" calcext:value-type="float">
            <text:p>0,022</text:p>
          </table:table-cell>
          <table:table-cell table:formula="of:=([.C29]-[.C$27])*2" office:value-type="float" office:value="0.0179999999999998" calcext:value-type="float">
            <text:p>0,018</text:p>
          </table:table-cell>
          <table:table-cell table:formula="of:=([.D29]-[.D$27])*2" office:value-type="float" office:value="0.0180000000000007" calcext:value-type="float">
            <text:p>0,018</text:p>
          </table:table-cell>
          <table:table-cell table:style-name="ce1" table:formula="of:=([.E29]-[.E$27])*2" office:value-type="float" office:value="0.016" calcext:value-type="float">
            <text:p>0,016</text:p>
          </table:table-cell>
          <table:table-cell/>
          <table:table-cell table:formula="of:=[.G29]/[.G28]" office:value-type="float" office:value="1.57142857142856" calcext:value-type="float">
            <text:p>1,6</text:p>
          </table:table-cell>
          <table:table-cell table:formula="of:=[.H29]/[.H28]" office:value-type="float" office:value="1.80000000000002" calcext:value-type="float">
            <text:p>1,8</text:p>
          </table:table-cell>
          <table:table-cell table:formula="of:=[.I29]/[.I28]" office:value-type="float" office:value="1.79999999999995" calcext:value-type="float">
            <text:p>1,8</text:p>
          </table:table-cell>
          <table:table-cell table:style-name="ce24" table:formula="of:=[.J29]/[.J28]" office:value-type="float" office:value="1.60000000000004" calcext:value-type="float">
            <text:p>1,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9" calcext:value-type="float">
            <text:p>3,109</text:p>
          </table:table-cell>
          <table:table-cell office:value-type="float" office:value="2.674" calcext:value-type="float">
            <text:p>2,674</text:p>
          </table:table-cell>
          <table:table-cell office:value-type="float" office:value="2.111" calcext:value-type="float">
            <text:p>2,111</text:p>
          </table:table-cell>
          <table:table-cell office:value-type="float" office:value="1.616" calcext:value-type="float">
            <text:p>1,61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79999999999996" calcext:value-type="float">
            <text:p>0,028</text:p>
          </table:table-cell>
          <table:table-cell table:formula="of:=([.D30]-[.D$27])*2" office:value-type="float" office:value="0.0260000000000007" calcext:value-type="float">
            <text:p>0,026</text:p>
          </table:table-cell>
          <table:table-cell table:style-name="ce1" table:formula="of:=([.E30]-[.E$27])*2" office:value-type="float" office:value="0.0220000000000002" calcext:value-type="float">
            <text:p>0,022</text:p>
          </table:table-cell>
          <table:table-cell/>
          <table:table-cell table:formula="of:=[.G30]/[.G29]" office:value-type="float" office:value="1.45454545454544" calcext:value-type="float">
            <text:p>1,5</text:p>
          </table:table-cell>
          <table:table-cell table:formula="of:=[.H30]/[.H29]" office:value-type="float" office:value="1.55555555555555" calcext:value-type="float">
            <text:p>1,6</text:p>
          </table:table-cell>
          <table:table-cell table:formula="of:=[.I30]/[.I29]" office:value-type="float" office:value="1.44444444444443" calcext:value-type="float">
            <text:p>1,4</text:p>
          </table:table-cell>
          <table:table-cell table:style-name="ce24" table:formula="of:=[.J30]/[.J29]" office:value-type="float" office:value="1.37500000000001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" calcext:value-type="float">
            <text:p>3,116</text:p>
          </table:table-cell>
          <table:table-cell office:value-type="float" office:value="2.681" calcext:value-type="float">
            <text:p>2,681</text:p>
          </table:table-cell>
          <table:table-cell office:value-type="float" office:value="2.116" calcext:value-type="float">
            <text:p>2,116</text:p>
          </table:table-cell>
          <table:table-cell office:value-type="float" office:value="1.62" calcext:value-type="float">
            <text:p>1,620</text:p>
          </table:table-cell>
          <table:table-cell/>
          <table:table-cell table:formula="of:=([.B31]-[.B$27])*2" office:value-type="float" office:value="0.0460000000000003" calcext:value-type="float">
            <text:p>0,046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60000000000005" calcext:value-type="float">
            <text:p>0,036</text:p>
          </table:table-cell>
          <table:table-cell table:style-name="ce1" table:formula="of:=([.E31]-[.E$27])*2" office:value-type="float" office:value="0.0300000000000002" calcext:value-type="float">
            <text:p>0,030</text:p>
          </table:table-cell>
          <table:table-cell/>
          <table:table-cell table:formula="of:=[.G31]/[.G30]" office:value-type="float" office:value="1.43750000000001" calcext:value-type="float">
            <text:p>1,4</text:p>
          </table:table-cell>
          <table:table-cell table:formula="of:=[.H31]/[.H30]" office:value-type="float" office:value="1.50000000000002" calcext:value-type="float">
            <text:p>1,5</text:p>
          </table:table-cell>
          <table:table-cell table:formula="of:=[.I31]/[.I30]" office:value-type="float" office:value="1.38461538461537" calcext:value-type="float">
            <text:p>1,4</text:p>
          </table:table-cell>
          <table:table-cell table:style-name="ce24" table:formula="of:=[.J31]/[.J30]" office:value-type="float" office:value="1.36363636363636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24" calcext:value-type="float">
            <text:p>3,124</text:p>
          </table:table-cell>
          <table:table-cell office:value-type="float" office:value="2.688" calcext:value-type="float">
            <text:p>2,688</text:p>
          </table:table-cell>
          <table:table-cell office:value-type="float" office:value="2.123" calcext:value-type="float">
            <text:p>2,123</text:p>
          </table:table-cell>
          <table:table-cell office:value-type="float" office:value="1.626" calcext:value-type="float">
            <text:p>1,626</text:p>
          </table:table-cell>
          <table:table-cell/>
          <table:table-cell table:formula="of:=([.B32]-[.B$27])*2" office:value-type="float" office:value="0.0620000000000003" calcext:value-type="float">
            <text:p>0,062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00000000000007" calcext:value-type="float">
            <text:p>0,050</text:p>
          </table:table-cell>
          <table:table-cell table:style-name="ce1" table:formula="of:=([.E32]-[.E$27])*2" office:value-type="float" office:value="0.0419999999999998" calcext:value-type="float">
            <text:p>0,042</text:p>
          </table:table-cell>
          <table:table-cell/>
          <table:table-cell table:formula="of:=[.G32]/[.G31]" office:value-type="float" office:value="1.34782608695652" calcext:value-type="float">
            <text:p>1,3</text:p>
          </table:table-cell>
          <table:table-cell table:formula="of:=[.H32]/[.H31]" office:value-type="float" office:value="1.33333333333334" calcext:value-type="float">
            <text:p>1,3</text:p>
          </table:table-cell>
          <table:table-cell table:formula="of:=[.I32]/[.I31]" office:value-type="float" office:value="1.38888888888889" calcext:value-type="float">
            <text:p>1,4</text:p>
          </table:table-cell>
          <table:table-cell table:style-name="ce24" table:formula="of:=[.J32]/[.J31]" office:value-type="float" office:value="1.39999999999998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7" calcext:value-type="float">
            <text:p>3,137</text:p>
          </table:table-cell>
          <table:table-cell office:value-type="float" office:value="2.7" calcext:value-type="float">
            <text:p>2,700</text:p>
          </table:table-cell>
          <table:table-cell office:value-type="float" office:value="2.133" calcext:value-type="float">
            <text:p>2,133</text:p>
          </table:table-cell>
          <table:table-cell office:value-type="float" office:value="1.634" calcext:value-type="float">
            <text:p>1,634</text:p>
          </table:table-cell>
          <table:table-cell/>
          <table:table-cell table:formula="of:=([.B33]-[.B$27])*2" office:value-type="float" office:value="0.0880000000000001" calcext:value-type="float">
            <text:p>0,088</text:p>
          </table:table-cell>
          <table:table-cell table:formula="of:=([.C33]-[.C$27])*2" office:value-type="float" office:value="0.0800000000000001" calcext:value-type="float">
            <text:p>0,080</text:p>
          </table:table-cell>
          <table:table-cell table:formula="of:=([.D33]-[.D$27])*2" office:value-type="float" office:value="0.0700000000000003" calcext:value-type="float">
            <text:p>0,070</text:p>
          </table:table-cell>
          <table:table-cell table:style-name="ce1" table:formula="of:=([.E33]-[.E$27])*2" office:value-type="float" office:value="0.0579999999999998" calcext:value-type="float">
            <text:p>0,058</text:p>
          </table:table-cell>
          <table:table-cell/>
          <table:table-cell table:formula="of:=[.G33]/[.G32]" office:value-type="float" office:value="1.41935483870967" calcext:value-type="float">
            <text:p>1,4</text:p>
          </table:table-cell>
          <table:table-cell table:formula="of:=[.H33]/[.H32]" office:value-type="float" office:value="1.42857142857143" calcext:value-type="float">
            <text:p>1,4</text:p>
          </table:table-cell>
          <table:table-cell table:formula="of:=[.I33]/[.I32]" office:value-type="float" office:value="1.39999999999999" calcext:value-type="float">
            <text:p>1,4</text:p>
          </table:table-cell>
          <table:table-cell table:style-name="ce24" table:formula="of:=[.J33]/[.J32]" office:value-type="float" office:value="1.38095238095238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52" calcext:value-type="float">
            <text:p>3,152</text:p>
          </table:table-cell>
          <table:table-cell office:value-type="float" office:value="2.714" calcext:value-type="float">
            <text:p>2,714</text:p>
          </table:table-cell>
          <table:table-cell office:value-type="float" office:value="2.144" calcext:value-type="float">
            <text:p>2,144</text:p>
          </table:table-cell>
          <table:table-cell office:value-type="float" office:value="1.644" calcext:value-type="float">
            <text:p>1,644</text:p>
          </table:table-cell>
          <table:table-cell/>
          <table:table-cell table:formula="of:=([.B34]-[.B$27])*2" office:value-type="float" office:value="0.118" calcext:value-type="float">
            <text:p>0,118</text:p>
          </table:table-cell>
          <table:table-cell table:formula="of:=([.C34]-[.C$27])*2" office:value-type="float" office:value="0.108" calcext:value-type="float">
            <text:p>0,108</text:p>
          </table:table-cell>
          <table:table-cell table:formula="of:=([.D34]-[.D$27])*2" office:value-type="float" office:value="0.0920000000000005" calcext:value-type="float">
            <text:p>0,092</text:p>
          </table:table-cell>
          <table:table-cell table:style-name="ce1" table:formula="of:=([.E34]-[.E$27])*2" office:value-type="float" office:value="0.0780000000000003" calcext:value-type="float">
            <text:p>0,078</text:p>
          </table:table-cell>
          <table:table-cell/>
          <table:table-cell table:formula="of:=[.G34]/[.G33]" office:value-type="float" office:value="1.34090909090909" calcext:value-type="float">
            <text:p>1,3</text:p>
          </table:table-cell>
          <table:table-cell table:formula="of:=[.H34]/[.H33]" office:value-type="float" office:value="1.34999999999999" calcext:value-type="float">
            <text:p>1,4</text:p>
          </table:table-cell>
          <table:table-cell table:formula="of:=[.I34]/[.I33]" office:value-type="float" office:value="1.31428571428572" calcext:value-type="float">
            <text:p>1,3</text:p>
          </table:table-cell>
          <table:table-cell table:style-name="ce24" table:formula="of:=[.J34]/[.J33]" office:value-type="float" office:value="1.34482758620691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,176</text:p>
          </table:table-cell>
          <table:table-cell office:value-type="float" office:value="2.737" calcext:value-type="float">
            <text:p>2,737</text:p>
          </table:table-cell>
          <table:table-cell office:value-type="float" office:value="2.164" calcext:value-type="float">
            <text:p>2,164</text:p>
          </table:table-cell>
          <table:table-cell office:value-type="float" office:value="1.66" calcext:value-type="float">
            <text:p>1,660</text:p>
          </table:table-cell>
          <table:table-cell/>
          <table:table-cell table:formula="of:=([.B35]-[.B$27])*2" office:value-type="float" office:value="0.166" calcext:value-type="float">
            <text:p>0,166</text:p>
          </table:table-cell>
          <table:table-cell table:formula="of:=([.C35]-[.C$27])*2" office:value-type="float" office:value="0.154" calcext:value-type="float">
            <text:p>0,154</text:p>
          </table:table-cell>
          <table:table-cell table:formula="of:=([.D35]-[.D$27])*2" office:value-type="float" office:value="0.132000000000001" calcext:value-type="float">
            <text:p>0,132</text:p>
          </table:table-cell>
          <table:table-cell table:style-name="ce1" table:formula="of:=([.E35]-[.E$27])*2" office:value-type="float" office:value="0.11" calcext:value-type="float">
            <text:p>0,110</text:p>
          </table:table-cell>
          <table:table-cell/>
          <table:table-cell table:formula="of:=[.G35]/[.G34]" office:value-type="float" office:value="1.40677966101695" calcext:value-type="float">
            <text:p>1,4</text:p>
          </table:table-cell>
          <table:table-cell table:formula="of:=[.H35]/[.H34]" office:value-type="float" office:value="1.42592592592593" calcext:value-type="float">
            <text:p>1,4</text:p>
          </table:table-cell>
          <table:table-cell table:formula="of:=[.I35]/[.I34]" office:value-type="float" office:value="1.43478260869565" calcext:value-type="float">
            <text:p>1,4</text:p>
          </table:table-cell>
          <table:table-cell table:style-name="ce24" table:formula="of:=[.J35]/[.J34]" office:value-type="float" office:value="1.41025641025641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03" calcext:value-type="float">
            <text:p>3,203</text:p>
          </table:table-cell>
          <table:table-cell office:value-type="float" office:value="2.763" calcext:value-type="float">
            <text:p>2,763</text:p>
          </table:table-cell>
          <table:table-cell office:value-type="float" office:value="2.186" calcext:value-type="float">
            <text:p>2,186</text:p>
          </table:table-cell>
          <table:table-cell office:value-type="float" office:value="1.678" calcext:value-type="float">
            <text:p>1,678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06" calcext:value-type="float">
            <text:p>0,206</text:p>
          </table:table-cell>
          <table:table-cell table:formula="of:=([.D36]-[.D$27])*2" office:value-type="float" office:value="0.176" calcext:value-type="float">
            <text:p>0,176</text:p>
          </table:table-cell>
          <table:table-cell table:style-name="ce1" table:formula="of:=([.E36]-[.E$27])*2" office:value-type="float" office:value="0.146" calcext:value-type="float">
            <text:p>0,146</text:p>
          </table:table-cell>
          <table:table-cell/>
          <table:table-cell table:formula="of:=[.G36]/[.G35]" office:value-type="float" office:value="1.32530120481927" calcext:value-type="float">
            <text:p>1,3</text:p>
          </table:table-cell>
          <table:table-cell table:formula="of:=[.H36]/[.H35]" office:value-type="float" office:value="1.33766233766234" calcext:value-type="float">
            <text:p>1,3</text:p>
          </table:table-cell>
          <table:table-cell table:formula="of:=[.I36]/[.I35]" office:value-type="float" office:value="1.33333333333333" calcext:value-type="float">
            <text:p>1,3</text:p>
          </table:table-cell>
          <table:table-cell table:style-name="ce24" table:formula="of:=[.J36]/[.J35]" office:value-type="float" office:value="1.32727272727272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49" calcext:value-type="float">
            <text:p>3,249</text:p>
          </table:table-cell>
          <table:table-cell office:value-type="float" office:value="2.806" calcext:value-type="float">
            <text:p>2,806</text:p>
          </table:table-cell>
          <table:table-cell office:value-type="float" office:value="2.223" calcext:value-type="float">
            <text:p>2,223</text:p>
          </table:table-cell>
          <table:table-cell office:value-type="float" office:value="1.709" calcext:value-type="float">
            <text:p>1,709</text:p>
          </table:table-cell>
          <table:table-cell/>
          <table:table-cell table:formula="of:=([.B37]-[.B$27])*2" office:value-type="float" office:value="0.312" calcext:value-type="float">
            <text:p>0,312</text:p>
          </table:table-cell>
          <table:table-cell table:formula="of:=([.C37]-[.C$27])*2" office:value-type="float" office:value="0.292" calcext:value-type="float">
            <text:p>0,292</text:p>
          </table:table-cell>
          <table:table-cell table:formula="of:=([.D37]-[.D$27])*2" office:value-type="float" office:value="0.25" calcext:value-type="float">
            <text:p>0,250</text:p>
          </table:table-cell>
          <table:table-cell table:style-name="ce1" table:formula="of:=([.E37]-[.E$27])*2" office:value-type="float" office:value="0.208" calcext:value-type="float">
            <text:p>0,208</text:p>
          </table:table-cell>
          <table:table-cell/>
          <table:table-cell table:formula="of:=[.G37]/[.G36]" office:value-type="float" office:value="1.41818181818182" calcext:value-type="float">
            <text:p>1,4</text:p>
          </table:table-cell>
          <table:table-cell table:formula="of:=[.H37]/[.H36]" office:value-type="float" office:value="1.41747572815534" calcext:value-type="float">
            <text:p>1,4</text:p>
          </table:table-cell>
          <table:table-cell table:formula="of:=[.I37]/[.I36]" office:value-type="float" office:value="1.42045454545454" calcext:value-type="float">
            <text:p>1,4</text:p>
          </table:table-cell>
          <table:table-cell table:style-name="ce24" table:formula="of:=[.J37]/[.J36]" office:value-type="float" office:value="1.42465753424658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01" calcext:value-type="float">
            <text:p>3,301</text:p>
          </table:table-cell>
          <table:table-cell office:value-type="float" office:value="2.855" calcext:value-type="float">
            <text:p>2,855</text:p>
          </table:table-cell>
          <table:table-cell office:value-type="float" office:value="2.265" calcext:value-type="float">
            <text:p>2,265</text:p>
          </table:table-cell>
          <table:table-cell office:value-type="float" office:value="1.743" calcext:value-type="float">
            <text:p>1,743</text:p>
          </table:table-cell>
          <table:table-cell/>
          <table:table-cell table:formula="of:=([.B38]-[.B$27])*2" office:value-type="float" office:value="0.416" calcext:value-type="float">
            <text:p>0,416</text:p>
          </table:table-cell>
          <table:table-cell table:formula="of:=([.C38]-[.C$27])*2" office:value-type="float" office:value="0.39" calcext:value-type="float">
            <text:p>0,390</text:p>
          </table:table-cell>
          <table:table-cell table:formula="of:=([.D38]-[.D$27])*2" office:value-type="float" office:value="0.334000000000001" calcext:value-type="float">
            <text:p>0,334</text:p>
          </table:table-cell>
          <table:table-cell table:style-name="ce1" table:formula="of:=([.E38]-[.E$27])*2" office:value-type="float" office:value="0.276" calcext:value-type="float">
            <text:p>0,276</text:p>
          </table:table-cell>
          <table:table-cell/>
          <table:table-cell table:formula="of:=[.G38]/[.G37]" office:value-type="float" office:value="1.33333333333333" calcext:value-type="float">
            <text:p>1,3</text:p>
          </table:table-cell>
          <table:table-cell table:formula="of:=[.H38]/[.H37]" office:value-type="float" office:value="1.33561643835616" calcext:value-type="float">
            <text:p>1,3</text:p>
          </table:table-cell>
          <table:table-cell table:formula="of:=[.I38]/[.I37]" office:value-type="float" office:value="1.336" calcext:value-type="float">
            <text:p>1,3</text:p>
          </table:table-cell>
          <table:table-cell table:style-name="ce24" table:formula="of:=[.J38]/[.J37]" office:value-type="float" office:value="1.32692307692307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87" calcext:value-type="float">
            <text:p>3,387</text:p>
          </table:table-cell>
          <table:table-cell office:value-type="float" office:value="2.937" calcext:value-type="float">
            <text:p>2,937</text:p>
          </table:table-cell>
          <table:table-cell office:value-type="float" office:value="2.335" calcext:value-type="float">
            <text:p>2,335</text:p>
          </table:table-cell>
          <table:table-cell office:value-type="float" office:value="1.802" calcext:value-type="float">
            <text:p>1,802</text:p>
          </table:table-cell>
          <table:table-cell/>
          <table:table-cell table:formula="of:=([.B39]-[.B$27])*2" office:value-type="float" office:value="0.588" calcext:value-type="float">
            <text:p>0,588</text:p>
          </table:table-cell>
          <table:table-cell table:formula="of:=([.C39]-[.C$27])*2" office:value-type="float" office:value="0.554" calcext:value-type="float">
            <text:p>0,554</text:p>
          </table:table-cell>
          <table:table-cell table:formula="of:=([.D39]-[.D$27])*2" office:value-type="float" office:value="0.474" calcext:value-type="float">
            <text:p>0,474</text:p>
          </table:table-cell>
          <table:table-cell table:style-name="ce1" table:formula="of:=([.E39]-[.E$27])*2" office:value-type="float" office:value="0.394" calcext:value-type="float">
            <text:p>0,394</text:p>
          </table:table-cell>
          <table:table-cell/>
          <table:table-cell table:formula="of:=[.G39]/[.G38]" office:value-type="float" office:value="1.41346153846154" calcext:value-type="float">
            <text:p>1,4</text:p>
          </table:table-cell>
          <table:table-cell table:formula="of:=[.H39]/[.H38]" office:value-type="float" office:value="1.42051282051282" calcext:value-type="float">
            <text:p>1,4</text:p>
          </table:table-cell>
          <table:table-cell table:formula="of:=[.I39]/[.I38]" office:value-type="float" office:value="1.41916167664671" calcext:value-type="float">
            <text:p>1,4</text:p>
          </table:table-cell>
          <table:table-cell table:style-name="ce24" table:formula="of:=[.J39]/[.J38]" office:value-type="float" office:value="1.42753623188406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86" calcext:value-type="float">
            <text:p>3,486</text:p>
          </table:table-cell>
          <table:table-cell office:value-type="float" office:value="3.029" calcext:value-type="float">
            <text:p>3,029</text:p>
          </table:table-cell>
          <table:table-cell office:value-type="float" office:value="2.415" calcext:value-type="float">
            <text:p>2,415</text:p>
          </table:table-cell>
          <table:table-cell office:value-type="float" office:value="1.868" calcext:value-type="float">
            <text:p>1,868</text:p>
          </table:table-cell>
          <table:table-cell/>
          <table:table-cell table:formula="of:=([.B40]-[.B$27])*2" office:value-type="float" office:value="0.786" calcext:value-type="float">
            <text:p>0,786</text:p>
          </table:table-cell>
          <table:table-cell table:formula="of:=([.C40]-[.C$27])*2" office:value-type="float" office:value="0.738" calcext:value-type="float">
            <text:p>0,738</text:p>
          </table:table-cell>
          <table:table-cell table:formula="of:=([.D40]-[.D$27])*2" office:value-type="float" office:value="0.634" calcext:value-type="float">
            <text:p>0,634</text:p>
          </table:table-cell>
          <table:table-cell table:style-name="ce1" table:formula="of:=([.E40]-[.E$27])*2" office:value-type="float" office:value="0.526" calcext:value-type="float">
            <text:p>0,526</text:p>
          </table:table-cell>
          <table:table-cell/>
          <table:table-cell table:formula="of:=[.G40]/[.G39]" office:value-type="float" office:value="1.33673469387755" calcext:value-type="float">
            <text:p>1,3</text:p>
          </table:table-cell>
          <table:table-cell table:formula="of:=[.H40]/[.H39]" office:value-type="float" office:value="1.33212996389892" calcext:value-type="float">
            <text:p>1,3</text:p>
          </table:table-cell>
          <table:table-cell table:formula="of:=[.I40]/[.I39]" office:value-type="float" office:value="1.33755274261603" calcext:value-type="float">
            <text:p>1,3</text:p>
          </table:table-cell>
          <table:table-cell table:style-name="ce24" table:formula="of:=[.J40]/[.J39]" office:value-type="float" office:value="1.33502538071066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51" calcext:value-type="float">
            <text:p>3,651</text:p>
          </table:table-cell>
          <table:table-cell office:value-type="float" office:value="3.185" calcext:value-type="float">
            <text:p>3,185</text:p>
          </table:table-cell>
          <table:table-cell office:value-type="float" office:value="2.548" calcext:value-type="float">
            <text:p>2,548</text:p>
          </table:table-cell>
          <table:table-cell office:value-type="float" office:value="1.979" calcext:value-type="float">
            <text:p>1,979</text:p>
          </table:table-cell>
          <table:table-cell/>
          <table:table-cell table:formula="of:=([.B41]-[.B$27])*2" office:value-type="float" office:value="1.116" calcext:value-type="float">
            <text:p>1,116</text:p>
          </table:table-cell>
          <table:table-cell table:formula="of:=([.C41]-[.C$27])*2" office:value-type="float" office:value="1.05" calcext:value-type="float">
            <text:p>1,050</text:p>
          </table:table-cell>
          <table:table-cell table:formula="of:=([.D41]-[.D$27])*2" office:value-type="float" office:value="0.9" calcext:value-type="float">
            <text:p>0,900</text:p>
          </table:table-cell>
          <table:table-cell table:style-name="ce1" table:formula="of:=([.E41]-[.E$27])*2" office:value-type="float" office:value="0.748" calcext:value-type="float">
            <text:p>0,748</text:p>
          </table:table-cell>
          <table:table-cell/>
          <table:table-cell table:formula="of:=[.G41]/[.G40]" office:value-type="float" office:value="1.41984732824428" calcext:value-type="float">
            <text:p>1,4</text:p>
          </table:table-cell>
          <table:table-cell table:formula="of:=[.H41]/[.H40]" office:value-type="float" office:value="1.42276422764228" calcext:value-type="float">
            <text:p>1,4</text:p>
          </table:table-cell>
          <table:table-cell table:formula="of:=[.I41]/[.I40]" office:value-type="float" office:value="1.41955835962145" calcext:value-type="float">
            <text:p>1,4</text:p>
          </table:table-cell>
          <table:table-cell table:style-name="ce24" table:formula="of:=[.J41]/[.J40]" office:value-type="float" office:value="1.42205323193916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39" calcext:value-type="float">
            <text:p>3,839</text:p>
          </table:table-cell>
          <table:table-cell office:value-type="float" office:value="3.359" calcext:value-type="float">
            <text:p>3,359</text:p>
          </table:table-cell>
          <table:table-cell office:value-type="float" office:value="2.697" calcext:value-type="float">
            <text:p>2,697</text:p>
          </table:table-cell>
          <table:table-cell office:value-type="float" office:value="2.104" calcext:value-type="float">
            <text:p>2,104</text:p>
          </table:table-cell>
          <table:table-cell/>
          <table:table-cell table:formula="of:=([.B42]-[.B$27])*2" office:value-type="float" office:value="1.492" calcext:value-type="float">
            <text:p>1,492</text:p>
          </table:table-cell>
          <table:table-cell table:formula="of:=([.C42]-[.C$27])*2" office:value-type="float" office:value="1.398" calcext:value-type="float">
            <text:p>1,398</text:p>
          </table:table-cell>
          <table:table-cell table:formula="of:=([.D42]-[.D$27])*2" office:value-type="float" office:value="1.198" calcext:value-type="float">
            <text:p>1,198</text:p>
          </table:table-cell>
          <table:table-cell table:style-name="ce1" table:formula="of:=([.E42]-[.E$27])*2" office:value-type="float" office:value="0.998" calcext:value-type="float">
            <text:p>0,998</text:p>
          </table:table-cell>
          <table:table-cell/>
          <table:table-cell table:formula="of:=[.G42]/[.G41]" office:value-type="float" office:value="1.33691756272401" calcext:value-type="float">
            <text:p>1,3</text:p>
          </table:table-cell>
          <table:table-cell table:formula="of:=[.H42]/[.H41]" office:value-type="float" office:value="1.33142857142857" calcext:value-type="float">
            <text:p>1,3</text:p>
          </table:table-cell>
          <table:table-cell table:formula="of:=[.I42]/[.I41]" office:value-type="float" office:value="1.33111111111111" calcext:value-type="float">
            <text:p>1,3</text:p>
          </table:table-cell>
          <table:table-cell table:style-name="ce24" table:formula="of:=[.J42]/[.J41]" office:value-type="float" office:value="1.33422459893048" calcext:value-type="float">
            <text:p>1,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0:59:16.4595733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3-31T11:49:55.255392265</dc:date>
    <meta:editing-duration>PT13H47S</meta:editing-duration>
    <meta:editing-cycles>7</meta:editing-cycles>
    <meta:generator>LibreOffice/6.4.7.2$Linux_X86_64 LibreOffice_project/40$Build-2</meta:generator>
    <meta:document-statistic meta:table-count="9" meta:cell-count="1232" meta:object-count="1"/>
  </office:meta>
</office:document-meta>
</file>